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apple-system, BlinkMacSystemFont, 'Segoe UI', Roboto, Ubuntu, 'Helvetica Neue', Arial, sans-serif, 'Apple Color Emoji', 'Segoe UI Emoji', 'Segoe UI Symbol'"/>
  </office:font-face-decls>
  <office:automatic-styles>
    <style:style style:name="P1" style:family="paragraph" style:parent-style-name="Standard">
      <style:paragraph-properties fo:margin-left="0cm" fo:margin-right="0cm" fo:margin-top="0cm" fo:margin-bottom="0.499cm" style:contextual-spacing="false" fo:text-align="center" style:justify-single-word="false" fo:orphans="2" fo:widows="2" fo:text-indent="0cm" style:auto-text-indent="false"/>
      <style:text-properties fo:font-size="14pt" officeooo:paragraph-rsid="000a8311" style:font-size-asian="14pt" style:font-size-complex="14pt"/>
    </style:style>
    <style:style style:name="P2" style:family="paragraph" style:parent-style-name="Standard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/>
      <style:text-properties fo:font-size="10pt" officeooo:paragraph-rsid="000a8311" style:font-size-asian="10pt" style:font-size-complex="10pt"/>
    </style:style>
    <style:style style:name="P3" style:family="paragraph" style:parent-style-name="Standard">
      <style:paragraph-properties fo:margin-left="0cm" fo:margin-right="0cm" fo:margin-top="0cm" fo:margin-bottom="0.499cm" style:contextual-spacing="false" fo:text-align="justify" style:justify-single-word="false" fo:orphans="2" fo:widows="2" fo:text-indent="0cm" style:auto-text-indent="false"/>
      <style:text-properties style:font-name="Liberation Serif" fo:font-size="10pt" officeooo:paragraph-rsid="000a8311" style:font-size-asian="10pt" style:font-size-complex="10pt"/>
    </style:style>
    <style:style style:name="P4" style:family="paragraph" style:parent-style-name="Text_20_body" style:list-style-name="L3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333333" loext:opacity="100%" style:font-name="Liberation Serif" fo:font-size="10pt" fo:letter-spacing="normal" fo:font-style="normal" fo:font-weight="normal" officeooo:paragraph-rsid="000a8311" style:font-size-asian="10pt" style:font-name-complex="Liberation Serif" style:font-size-complex="10pt"/>
    </style:style>
    <style:style style:name="P5" style:family="paragraph" style:parent-style-name="Text_20_body" style:list-style-name="L3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333333" loext:opacity="100%" style:font-name="Liberation Serif" fo:font-size="10pt" fo:letter-spacing="normal" fo:font-style="normal" fo:font-weight="normal" style:font-size-asian="10pt" style:font-name-complex="Liberation Serif" style:font-size-complex="10pt"/>
    </style:style>
    <style:style style:name="P6" style:family="paragraph" style:parent-style-name="Text_20_body" style:list-style-name="L3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loext:opacity="100%" style:font-name="Liberation Serif" fo:font-size="10pt" fo:letter-spacing="normal" fo:font-style="normal" fo:font-weight="normal" style:font-size-asian="10pt" style:font-name-complex="Liberation Serif" style:font-size-complex="10pt"/>
    </style:style>
    <style:style style:name="P7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333333" loext:opacity="100%" style:font-name="Liberation Serif" fo:font-size="10pt" fo:letter-spacing="normal" fo:font-style="normal" fo:font-weight="normal" style:font-size-asian="10pt" style:font-name-complex="Liberation Serif" style:font-size-complex="10pt"/>
    </style:style>
    <style:style style:name="P8" style:family="paragraph" style:parent-style-name="Text_20_body" style:list-style-name="L4">
      <style:paragraph-properties fo:margin-top="0cm" fo:margin-bottom="0cm" style:contextual-spacing="false" fo:orphans="2" fo:widows="2" fo:text-indent="0cm" style:auto-text-indent="false"/>
      <style:text-properties fo:font-variant="normal" fo:text-transform="none" fo:color="#333333" loext:opacity="100%" style:font-name="Liberation Serif" fo:font-size="10pt" fo:letter-spacing="normal" fo:font-style="normal" fo:font-weight="normal" style:font-size-asian="10pt" style:font-name-complex="Liberation Serif" style:font-size-complex="10pt"/>
    </style:style>
    <style:style style:name="P9" style:family="paragraph" style:parent-style-name="Text_20_body" style:list-style-name="L4">
      <style:paragraph-properties fo:orphans="2" fo:widows="2" fo:text-indent="0cm" style:auto-text-indent="false"/>
      <style:text-properties fo:font-variant="normal" fo:text-transform="none" fo:color="#333333" loext:opacity="100%" style:font-name="Liberation Serif" fo:font-size="10pt" fo:letter-spacing="normal" fo:font-style="normal" fo:font-weight="normal" officeooo:paragraph-rsid="000a8311" style:font-size-asian="10pt" style:font-name-complex="Liberation Serif" style:font-size-complex="10pt"/>
    </style:style>
    <style:style style:name="P10" style:family="paragraph" style:parent-style-name="Text_20_body" style:list-style-name="L5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333333" loext:opacity="100%" style:font-name="Liberation Serif" fo:font-size="10pt" fo:letter-spacing="normal" fo:font-style="normal" fo:font-weight="normal" style:font-size-asian="10pt" style:font-name-complex="Liberation Serif" style:font-size-complex="10pt"/>
    </style:style>
    <style:style style:name="P11" style:family="paragraph" style:parent-style-name="Text_20_body" style:list-style-name="L5">
      <style:paragraph-properties fo:margin-top="0cm" fo:margin-bottom="0cm" style:contextual-spacing="false" fo:orphans="2" fo:widows="2" fo:text-indent="0cm" style:auto-text-indent="false"/>
      <style:text-properties fo:font-variant="normal" fo:text-transform="none" fo:color="#333333" loext:opacity="100%" style:font-name="Liberation Serif" fo:font-size="10pt" fo:letter-spacing="normal" fo:font-style="normal" fo:font-weight="normal" style:font-size-asian="10pt" style:font-name-complex="Liberation Serif" style:font-size-complex="10pt"/>
    </style:style>
    <style:style style:name="P12" style:family="paragraph" style:parent-style-name="Text_20_body" style:list-style-name="L5">
      <style:paragraph-properties fo:orphans="2" fo:widows="2" fo:text-indent="0cm" style:auto-text-indent="false"/>
      <style:text-properties fo:font-variant="normal" fo:text-transform="none" fo:color="#333333" loext:opacity="100%" style:font-name="Liberation Serif" fo:font-size="10pt" fo:letter-spacing="normal" fo:font-style="normal" fo:font-weight="normal" style:font-size-asian="10pt" style:font-name-complex="Liberation Serif" style:font-size-complex="10pt"/>
    </style:style>
    <style:style style:name="P13" style:family="paragraph" style:parent-style-name="Text_20_body" style:list-style-name="L6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333333" loext:opacity="100%" style:font-name="Liberation Serif" fo:font-size="10pt" fo:letter-spacing="normal" fo:font-style="normal" fo:font-weight="normal" style:font-size-asian="10pt" style:font-name-complex="Liberation Serif" style:font-size-complex="10pt"/>
    </style:style>
    <style:style style:name="P14" style:family="paragraph" style:parent-style-name="Text_20_body" style:list-style-name="L6">
      <style:paragraph-properties fo:margin-top="0cm" fo:margin-bottom="0cm" style:contextual-spacing="false" fo:orphans="2" fo:widows="2" fo:text-indent="0cm" style:auto-text-indent="false"/>
      <style:text-properties fo:font-variant="normal" fo:text-transform="none" fo:color="#333333" loext:opacity="100%" style:font-name="Liberation Serif" fo:font-size="10pt" fo:letter-spacing="normal" fo:font-style="normal" fo:font-weight="normal" style:font-size-asian="10pt" style:font-name-complex="Liberation Serif" style:font-size-complex="10pt"/>
    </style:style>
    <style:style style:name="P15" style:family="paragraph" style:parent-style-name="Text_20_body" style:list-style-name="L6">
      <style:paragraph-properties fo:orphans="2" fo:widows="2" fo:text-indent="0cm" style:auto-text-indent="false"/>
      <style:text-properties fo:font-variant="normal" fo:text-transform="none" fo:color="#333333" loext:opacity="100%" style:font-name="Liberation Serif" fo:font-size="10pt" fo:letter-spacing="normal" fo:font-style="normal" fo:font-weight="normal" style:font-size-asian="10pt" style:font-name-complex="Liberation Serif" style:font-size-complex="10pt"/>
    </style:style>
    <style:style style:name="P16" style:family="paragraph" style:parent-style-name="Text_20_body" style:list-style-name="L7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333333" loext:opacity="100%" style:font-name="Liberation Serif" fo:font-size="10pt" fo:letter-spacing="normal" fo:font-style="normal" fo:font-weight="normal" style:font-size-asian="10pt" style:font-name-complex="Liberation Serif" style:font-size-complex="10pt"/>
    </style:style>
    <style:style style:name="P17" style:family="paragraph" style:parent-style-name="Text_20_body" style:list-style-name="L7">
      <style:paragraph-properties fo:margin-top="0cm" fo:margin-bottom="0cm" style:contextual-spacing="false" fo:orphans="2" fo:widows="2" fo:text-indent="0cm" style:auto-text-indent="false"/>
      <style:text-properties fo:font-variant="normal" fo:text-transform="none" fo:color="#333333" loext:opacity="100%" style:font-name="Liberation Serif" fo:font-size="10pt" fo:letter-spacing="normal" fo:font-style="normal" fo:font-weight="normal" style:font-size-asian="10pt" style:font-name-complex="Liberation Serif" style:font-size-complex="10pt"/>
    </style:style>
    <style:style style:name="P18" style:family="paragraph" style:parent-style-name="Text_20_body" style:list-style-name="L7">
      <style:paragraph-properties fo:orphans="2" fo:widows="2" fo:text-indent="0cm" style:auto-text-indent="false"/>
      <style:text-properties fo:font-variant="normal" fo:text-transform="none" fo:color="#333333" loext:opacity="100%" style:font-name="Liberation Serif" fo:font-size="10pt" fo:letter-spacing="normal" fo:font-style="normal" fo:font-weight="normal" style:font-size-asian="10pt" style:font-name-complex="Liberation Serif" style:font-size-complex="10pt"/>
    </style:style>
    <style:style style:name="P19" style:family="paragraph" style:parent-style-name="Text_20_body" style:list-style-name="L8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333333" loext:opacity="100%" style:font-name="Liberation Serif" fo:font-size="10pt" fo:letter-spacing="normal" fo:font-style="normal" fo:font-weight="normal" style:font-size-asian="10pt" style:font-name-complex="Liberation Serif" style:font-size-complex="10pt"/>
    </style:style>
    <style:style style:name="P20" style:family="paragraph" style:parent-style-name="Text_20_body" style:list-style-name="L8">
      <style:paragraph-properties fo:orphans="2" fo:widows="2" fo:text-indent="0cm" style:auto-text-indent="false"/>
      <style:text-properties fo:font-variant="normal" fo:text-transform="none" fo:color="#333333" loext:opacity="100%" style:font-name="Liberation Serif" fo:font-size="10pt" fo:letter-spacing="normal" fo:font-style="normal" fo:font-weight="normal" style:font-size-asian="10pt" style:font-name-complex="Liberation Serif" style:font-size-complex="10pt"/>
    </style:style>
    <style:style style:name="P21" style:family="paragraph" style:parent-style-name="Text_20_body" style:list-style-name="L9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333333" loext:opacity="100%" style:font-name="Liberation Serif" fo:font-size="10pt" fo:letter-spacing="normal" fo:font-style="normal" fo:font-weight="normal" style:font-size-asian="10pt" style:font-name-complex="Liberation Serif" style:font-size-complex="10pt"/>
    </style:style>
    <style:style style:name="P22" style:family="paragraph" style:parent-style-name="Text_20_body" style:list-style-name="L9">
      <style:paragraph-properties fo:orphans="2" fo:widows="2" fo:text-indent="0cm" style:auto-text-indent="false"/>
      <style:text-properties fo:font-variant="normal" fo:text-transform="none" fo:color="#333333" loext:opacity="100%" style:font-name="Liberation Serif" fo:font-size="10pt" fo:letter-spacing="normal" fo:font-style="normal" fo:font-weight="normal" style:font-size-asian="10pt" style:font-name-complex="Liberation Serif" style:font-size-complex="10pt"/>
    </style:style>
    <style:style style:name="P23" style:family="paragraph" style:parent-style-name="Text_20_body" style:list-style-name="L10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333333" loext:opacity="100%" style:font-name="Liberation Serif" fo:font-size="10pt" fo:letter-spacing="normal" fo:font-style="normal" fo:font-weight="normal" style:font-size-asian="10pt" style:font-name-complex="Liberation Serif" style:font-size-complex="10pt"/>
    </style:style>
    <style:style style:name="P24" style:family="paragraph" style:parent-style-name="Text_20_body" style:list-style-name="L10">
      <style:paragraph-properties fo:orphans="2" fo:widows="2" fo:text-indent="0cm" style:auto-text-indent="false"/>
      <style:text-properties fo:font-variant="normal" fo:text-transform="none" fo:color="#333333" loext:opacity="100%" style:font-name="Liberation Serif" fo:font-size="10pt" fo:letter-spacing="normal" fo:font-style="normal" fo:font-weight="normal" style:font-size-asian="10pt" style:font-name-complex="Liberation Serif" style:font-size-complex="10pt"/>
    </style:style>
    <style:style style:name="P25" style:family="paragraph" style:parent-style-name="Text_20_body" style:list-style-name="L11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333333" loext:opacity="100%" style:font-name="Liberation Serif" fo:font-size="10pt" fo:letter-spacing="normal" fo:font-style="normal" fo:font-weight="normal" style:font-size-asian="10pt" style:font-name-complex="Liberation Serif" style:font-size-complex="10pt"/>
    </style:style>
    <style:style style:name="P26" style:family="paragraph" style:parent-style-name="Text_20_body" style:list-style-name="L11">
      <style:paragraph-properties fo:orphans="2" fo:widows="2" fo:text-indent="0cm" style:auto-text-indent="false"/>
      <style:text-properties fo:font-variant="normal" fo:text-transform="none" fo:color="#333333" loext:opacity="100%" style:font-name="Liberation Serif" fo:font-size="10pt" fo:letter-spacing="normal" fo:font-style="normal" fo:font-weight="normal" style:font-size-asian="10pt" style:font-name-complex="Liberation Serif" style:font-size-complex="10pt"/>
    </style:style>
    <style:style style:name="P2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33333" loext:opacity="100%" style:font-name="Liberation Serif" fo:font-size="10pt" fo:letter-spacing="normal" fo:font-style="normal" fo:font-weight="normal" style:font-size-asian="10pt" style:font-name-complex="Liberation Serif" style:font-size-complex="10pt"/>
    </style:style>
    <style:style style:name="P28" style:family="paragraph" style:parent-style-name="Text_20_body" style:list-style-name="L12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333333" loext:opacity="100%" style:font-name="Liberation Serif" fo:font-size="10pt" fo:letter-spacing="normal" fo:font-style="normal" fo:font-weight="normal" style:font-size-asian="10pt" style:font-name-complex="Liberation Serif" style:font-size-complex="10pt"/>
    </style:style>
    <style:style style:name="P29" style:family="paragraph" style:parent-style-name="Text_20_body" style:list-style-name="L12">
      <style:paragraph-properties fo:margin-top="0cm" fo:margin-bottom="0cm" style:contextual-spacing="false" fo:orphans="2" fo:widows="2" fo:text-indent="0cm" style:auto-text-indent="false"/>
      <style:text-properties fo:font-variant="normal" fo:text-transform="none" fo:color="#333333" loext:opacity="100%" style:font-name="Liberation Serif" fo:font-size="10pt" fo:letter-spacing="normal" fo:font-style="normal" fo:font-weight="normal" style:font-size-asian="10pt" style:font-name-complex="Liberation Serif" style:font-size-complex="10pt"/>
    </style:style>
    <style:style style:name="P30" style:family="paragraph" style:parent-style-name="Text_20_body" style:list-style-name="L12">
      <style:paragraph-properties fo:orphans="2" fo:widows="2" fo:text-indent="0cm" style:auto-text-indent="false"/>
      <style:text-properties fo:font-variant="normal" fo:text-transform="none" fo:color="#333333" loext:opacity="100%" style:font-name="Liberation Serif" fo:font-size="10pt" fo:letter-spacing="normal" fo:font-style="normal" fo:font-weight="normal" style:font-size-asian="10pt" style:font-name-complex="Liberation Serif" style:font-size-complex="10pt"/>
    </style:style>
    <style:style style:name="P3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33333" loext:opacity="100%" style:font-name="Liberation Serif" fo:font-size="10pt" fo:letter-spacing="normal" fo:font-style="normal" style:text-underline-style="solid" style:text-underline-width="auto" style:text-underline-color="font-color" fo:font-weight="normal" style:font-size-asian="10pt" style:font-name-complex="Liberation Serif" style:font-size-complex="10pt"/>
    </style:style>
    <style:style style:name="P32" style:family="paragraph" style:parent-style-name="Text_20_body">
      <style:paragraph-properties fo:margin-left="0cm" fo:margin-right="0cm" fo:orphans="2" fo:widows="2" fo:text-indent="0cm" style:auto-text-indent="false"/>
      <style:text-properties fo:font-size="10pt" officeooo:paragraph-rsid="000a8311" style:font-size-asian="10pt" style:font-size-complex="10pt"/>
    </style:style>
    <style:style style:name="P33" style:family="paragraph" style:parent-style-name="Text_20_body">
      <style:paragraph-properties fo:margin-left="0cm" fo:margin-right="0cm" fo:orphans="2" fo:widows="2" fo:text-indent="0cm" style:auto-text-indent="false"/>
      <style:text-properties style:font-name="Liberation Serif" fo:font-size="10pt" style:font-size-asian="10pt" style:font-name-complex="Liberation Serif" style:font-size-complex="10pt"/>
    </style:style>
    <style:style style:name="T1" style:family="text">
      <style:text-properties fo:font-variant="normal" fo:text-transform="none" fo:color="#333333" loext:opacity="100%" style:font-name="system-ui" fo:font-size="10.5pt" fo:letter-spacing="normal" fo:font-style="normal" fo:font-weight="normal"/>
    </style:style>
    <style:style style:name="T2" style:family="text">
      <style:text-properties fo:font-variant="normal" fo:text-transform="none" fo:color="#333333" loext:opacity="100%" style:font-name="system-ui" fo:font-size="10.5pt" fo:letter-spacing="normal" fo:font-style="normal" style:text-underline-style="solid" style:text-underline-width="auto" style:text-underline-color="font-color" fo:font-weight="normal"/>
    </style:style>
    <style:style style:name="T3" style:family="text">
      <style:text-properties fo:font-variant="normal" fo:text-transform="none" fo:color="#333333" loext:opacity="100%" style:font-name="system-ui" fo:font-size="10.5pt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color="#333333" loext:opacity="100%" style:font-name="system-ui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color="#333333" loext:opacity="100%" style:font-name="system-ui" fo:letter-spacing="normal" fo:font-style="normal" fo:font-weight="normal"/>
    </style:style>
    <style:style style:name="T6" style:family="text">
      <style:text-properties fo:font-variant="normal" fo:text-transform="none" fo:color="#333333" loext:opacity="100%" style:font-name="system-ui" fo:letter-spacing="normal" fo:font-style="normal" style:text-underline-style="solid" style:text-underline-width="auto" style:text-underline-color="font-color" fo:font-weight="normal"/>
    </style:style>
    <style:style style:name="T7" style:family="text">
      <style:text-properties fo:font-variant="normal" fo:text-transform="none" fo:color="#333333" loext:opacity="100%" fo:letter-spacing="normal"/>
    </style:style>
    <style:style style:name="T8" style:family="text">
      <style:text-properties fo:font-variant="normal" fo:text-transform="none" fo:color="#333333" loext:opacity="100%" fo:letter-spacing="normal" style:font-name-complex="system-ui" style:font-size-complex="10.5pt" style:font-style-complex="normal" style:font-weight-complex="normal"/>
    </style:style>
    <style:style style:name="T9" style:family="text">
      <style:text-properties fo:font-variant="normal" fo:text-transform="none" fo:color="#333333" loext:opacity="100%" fo:letter-spacing="normal" style:font-name-complex="system-ui" style:font-style-complex="normal" style:font-weight-complex="normal"/>
    </style:style>
    <style:style style:name="T10" style:family="text">
      <style:text-properties fo:font-variant="normal" fo:text-transform="none" fo:color="#333333" loext:opacity="100%" fo:letter-spacing="normal" fo:font-style="normal" fo:font-weight="normal"/>
    </style:style>
    <style:style style:name="T11" style:family="text">
      <style:text-properties fo:font-variant="normal" fo:text-transform="none" fo:color="#333333" loext:opacity="100%" fo:letter-spacing="normal" fo:font-style="normal" fo:font-weight="bold" style:font-weight-asian="bold" style:font-weight-complex="bold"/>
    </style:style>
    <style:style style:name="T12" style:family="text">
      <style:text-properties fo:font-variant="normal" fo:text-transform="none" fo:color="#333333" loext:opacity="100%" fo:letter-spacing="normal" fo:font-style="normal" fo:font-weight="bold" officeooo:rsid="000ffdee" style:font-weight-asian="bold" style:font-weight-complex="bold"/>
    </style:style>
    <style:style style:name="T13" style:family="text">
      <style:text-properties fo:font-variant="normal" fo:text-transform="none" fo:color="#333333" loext:opacity="100%" fo:letter-spacing="normal" fo:font-style="normal" style:text-underline-style="solid" style:text-underline-width="auto" style:text-underline-color="font-color" fo:font-weight="normal"/>
    </style:style>
    <style:style style:name="T14" style:family="text">
      <style:text-properties fo:font-variant="normal" fo:text-transform="none" fo:color="#333333" loext:opacity="100%" fo:letter-spacing="normal" style:font-style-complex="normal" style:font-weight-complex="normal"/>
    </style:style>
    <style:style style:name="T15" style:family="text">
      <style:text-properties fo:font-variant="normal" fo:text-transform="none" fo:color="#333333" loext:opacity="100%" style:font-name="Liberation Serif" fo:letter-spacing="normal" fo:font-style="normal" style:text-underline-style="solid" style:text-underline-width="auto" style:text-underline-color="font-color" fo:font-weight="normal" style:font-name-complex="Liberation Serif"/>
    </style:style>
    <style:style style:name="T16" style:family="text">
      <style:text-properties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Beehive.  Умный улей.<text:line-break/>вер.POV (Point of View) - инженерный прототип.</text:span></text:p>
      <text:p text:style-name="P2"><text:line-break/><text:span text:style-name="T5"><text:line-break/></text:span><text:span text:style-name="T4">Назначение устройства.</text:span></text:p>
      <text:p text:style-name="P3"><text:span text:style-name="T10">Умный улей -  модульная IoT платформа, основными блоками которой является "весовая платформа" блок обработки данных сенсоров или блок телеметрии а так-же внешний источник питая (АКБ 12В * в комплект не входит).</text:span></text:p>
      <text:p text:style-name="P3"><text:span text:style-name="T10">Основной задачей усройства является - получение телеметрических данных о "жизни" улья или другими словами дистанционный мониторинг основных параметров, таких как: Вес, Температура снаружи улья, Внутренние  параметры улья - температура, влажность, давление. После систематизирования и обработки, полученные параметры по средствам сети GSM передаются пользователю в виде СМС сообщения на заранее заданный номер.</text:span></text:p>
      <text:p text:style-name="P32"><text:span text:style-name="T4">Основные функции и возможности.</text:span><text:span text:style-name="T5"><text:line-break/></text:span><text:line-break/><text:span text:style-name="T15">Контроль:</text:span></text:p>
      <text:list text:style-name="L3">
        <text:list-item>
          <text:p text:style-name="P4">Время RTC</text:p>
        </text:list-item>
        <text:list-item>
          <text:p text:style-name="P5">Измерение <text:span text:style-name="T16">веса</text:span> улья (до 200кг с погрешностью 50гр)</text:p>
        </text:list-item>
        <text:list-item>
          <text:p text:style-name="P5">Измерение <text:span text:style-name="T16">внешней температуры</text:span>  ( −55… +125 °C, точность ±0,5 °C в пределах −10… +85 °C)</text:p>
        </text:list-item>
        <text:list-item>
          <text:p text:style-name="P5">Измерение <text:span text:style-name="T16">температуры </text:span>в улье. ( от -40 °C до +85 °C точность ±0.5 °C)</text:p>
        </text:list-item>
        <text:list-item>
          <text:p text:style-name="P5">Измерение <text:span text:style-name="T16">давления  </text:span>в улье. (300 гПа – 1100 гПа точность ±1.0 гПа)</text:p>
        </text:list-item>
        <text:list-item>
          <text:p text:style-name="P5">Измерение <text:span text:style-name="T16">влажности</text:span> в улье. (от 20 % до 80 % точность ±3 %)</text:p>
        </text:list-item>
        <text:list-item>
          <text:p text:style-name="P5">Измерение <text:span text:style-name="T16">уровня GSM</text:span> сигнала сотовой сети.</text:p>
        </text:list-item>
        <text:list-item>
          <text:p text:style-name="P6">Измерение <text:span text:style-name="T16">уровня заряда АКБ</text:span> в % (10 - 14.4В)</text:p>
        </text:list-item>
      </text:list>
      <text:p text:style-name="P31">Натройка</text:p>
      <text:list text:style-name="L4">
        <text:list-item>
          <text:p text:style-name="P7">Настройка внутреннего времени RTC</text:p>
        </text:list-item>
        <text:list-item>
          <text:p text:style-name="P8">Настройка номера абонента (куда отправляются сообщения) **</text:p>
        </text:list-item>
        <text:list-item>
          <text:p text:style-name="P8">Настройка времени отправки СМС 1 **</text:p>
        </text:list-item>
        <text:list-item>
          <text:p text:style-name="P8">Настройка времени отправки СМС 2 **</text:p>
        </text:list-item>
        <text:list-item>
          <text:p text:style-name="P8">Калибровка показаний весовой платформы (Тарирование + калибровка) **</text:p>
        </text:list-item>
        <text:list-item>
          <text:p text:style-name="P8">Настройка Номера улья. **</text:p>
        </text:list-item>
        <text:list-item>
          <text:p text:style-name="P8">Настройка параметров сети WiFi (имя сети и пароль) **</text:p>
        </text:list-item>
        <text:list-item>
          <text:p text:style-name="P8">Настрока серийного номера (один раз, при первом включении) **</text:p>
        </text:list-item>
        <text:list-item>
          <text:p text:style-name="P8">Настройка оффсета для внешнего датчика **</text:p>
        </text:list-item>
        <text:list-item>
          <text:p text:style-name="P9">Настройка оффсета для внутреннего датчика **</text:p>
        </text:list-item>
      </text:list>
      <text:p text:style-name="P31">Меню и управление</text:p>
      <text:list text:style-name="L5">
        <text:list-item>
          <text:p text:style-name="P10">Управление через WiFi сеть устройства</text:p>
        </text:list-item>
        <text:list-item>
          <text:p text:style-name="P11">Отображение информации на встроенном монохромном OLED 0,96" дисплее.</text:p>
        </text:list-item>
        <text:list-item>
          <text:p text:style-name="P11">Меню пользователя.</text:p>
        </text:list-item>
        <text:list-item>
          <text:p text:style-name="P11">Внешняя клавиатура (3 кнопки)</text:p>
        </text:list-item>
        <text:list-item>
          <text:p text:style-name="P11">Встроенный UI интерфейс с возможностью управления с мобильного устройства.</text:p>
        </text:list-item>
        <text:list-item>
          <text:p text:style-name="P12">Таймеры "экономного режима" 10мин - отключение ВайФай и дисплея.</text:p>
        </text:list-item>
      </text:list>
      <text:p text:style-name="P31">Передача информации</text:p>
      <text:list text:style-name="L6">
        <text:list-item>
          <text:p text:style-name="P13">GSM модем с установленной СИМ картой абонента.</text:p>
        </text:list-item>
        <text:list-item>
          <text:p text:style-name="P14">Передача СМС сообщений* о состоянии улья. (*СМС  передается 2р в день по времени, которое определяет пользователь)</text:p>
        </text:list-item>
        <text:list-item>
          <text:p text:style-name="P15">Передаваемые параметры (Вес / Температура снаружи улья /Температура внутри / Влажность / Давление / Сигнал GSM / Уровень заряда АКБ)</text:p>
        </text:list-item>
      </text:list>
      <text:p text:style-name="P33"><text:soft-page-break/><text:line-break/><text:span text:style-name="T10">** Параметры, которые отмечены, сохраняются во внутренней EEPROM памяти и восстанавливаются после перезагрузки или сбоя пиния устройства.</text:span><text:line-break/><text:span text:style-name="T7"> </text:span><text:line-break/><text:span text:style-name="T11">Состав основных ко</text:span><text:span text:style-name="T12">м</text:span><text:span text:style-name="T11">понентов.</text:span><text:span text:style-name="T10"><text:line-break/>Основными компонентами являются:</text:span><text:line-break/><text:line-break/><text:span text:style-name="T13">Блок обработки информации</text:span></text:p>
      <text:list text:style-name="L7">
        <text:list-item>
          <text:p text:style-name="P16">Контроллер SoC ESP - wroom 32D 4Mb Flash (TTGO T-Call на базе ESP32 c GSM/GPRS модемом SIM800L)</text:p>
        </text:list-item>
        <text:list-item>
          <text:p text:style-name="P17">Модуль часов реального времени RTC DS3231</text:p>
        </text:list-item>
        <text:list-item>
          <text:p text:style-name="P17">Батарея CR2032</text:p>
        </text:list-item>
        <text:list-item>
          <text:p text:style-name="P17">OLED экран 128×64 / 0,96” (Trema-модуль)</text:p>
        </text:list-item>
        <text:list-item>
          <text:p text:style-name="P17">Модуль усиления и отцифровки АЦП сигналов с тензодатчиков (HX711)</text:p>
        </text:list-item>
        <text:list-item>
          <text:p text:style-name="P17">Система питания (DCDC Step Down преобразователь) на 5В</text:p>
        </text:list-item>
        <text:list-item>
          <text:p text:style-name="P17">Тонкопленочная клавиатура (1х4) 4 кнопки.</text:p>
        </text:list-item>
        <text:list-item>
          <text:p text:style-name="P18">Макетная плата с прочими установочными компонентами (клеммники, провода, резисторы)</text:p>
        </text:list-item>
      </text:list>
      <text:p text:style-name="P31">Весоизмерительная платформа</text:p>
      <text:list text:style-name="L8">
        <text:list-item>
          <text:p text:style-name="P19">Несущая рама (из профилей* или профильной трубы*), способная выдерживать статическую нагрузку до 200кг.</text:p>
        </text:list-item>
        <text:list-item>
          <text:p text:style-name="P20">Тензометрический датчикполумостовой, на 50кг (4шт) 34мм х 34мм х 9мм;  **</text:p>
        </text:list-item>
      </text:list>
      <text:p text:style-name="P33"><text:span text:style-name="T10">* Тип/габариты и прочие параметры рамы для платформы будут определены в дальнейшем. Задача </text:span><text:bookmark text:name="bxid659216924"/><text:span text:style-name="T10">Андрей Ватрацкий</text:span><text:span text:style-name="T7"> </text:span><text:line-break/><text:span text:style-name="T10">** Тензометрические датчики рекомендуется устанавливать симметрично и параллельно, ближе к углам рамы. Включение датчиков дифференциальной мостовой схемой, исключает "разбалансировку" при измерениях. Другими словами - не важно распледеление веса по площади платформы.!</text:span><text:line-break/><text:line-break/><text:span text:style-name="T13">Сенсоры и датчики</text:span></text:p>
      <text:list text:style-name="L9">
        <text:list-item>
          <text:p text:style-name="P21"><text:span text:style-name="T16">W </text:span>Весовая платформа (4 тензометрических датчика) - подключение к блоку</text:p>
        </text:list-item>
        <text:list-item>
          <text:p text:style-name="P21"><text:span text:style-name="T16">T1</text:span> Датчик внешней температуры (цифровой датчик DS18B20) - подключение к блоку.</text:p>
        </text:list-item>
        <text:list-item>
          <text:p text:style-name="P21"><text:span text:style-name="T16">T2</text:span> Датчик внутренней температуры улья (цифровой I2C датчик BME280) - подключение к блоку</text:p>
        </text:list-item>
        <text:list-item>
          <text:p text:style-name="P21"><text:span text:style-name="T16">H</text:span> Датчик внутренней влажности улья (цифровой I2C датчик BME280) - подключение к блоку</text:p>
        </text:list-item>
        <text:list-item>
          <text:p text:style-name="P21"><text:span text:style-name="T16">P</text:span> Датчик внутреннего давления улья (цифровой I2C датчик BME280) - подключение к блоку</text:p>
        </text:list-item>
        <text:list-item>
          <text:p text:style-name="P22">Внешняя антенна 900 MHz - подключение к блоку.</text:p>
        </text:list-item>
      </text:list>
      <text:p text:style-name="P33"><text:span text:style-name="T13">ВАЖНО</text:span><text:span text:style-name="T10">: Все вышеуказанные устройства предполагают подключение к блоку обработки информации. Печатная плата предполагает только наличе клеммных колодок, для подключения проводов от разьемных соединений, установленных в корпус. </text:span><text:line-break/><text:span text:style-name="T10">Подбор корпуса и устанавливаемых разьемов на стороне </text:span><text:bookmark text:name="bxid353114301"/><text:span text:style-name="T10">Иван Панитков</text:span><text:span text:style-name="T7"> </text:span><text:bookmark text:name="bxid51392317"/><text:span text:style-name="T10">Андрей Ватрацкий.</text:span><text:line-break/><text:span text:style-name="T7"> </text:span><text:line-break/><text:span text:style-name="T13">Система питания</text:span></text:p>
      <text:list text:style-name="L10">
        <text:list-item>
          <text:p text:style-name="P23">Внешний АКБ 12В (емкость зависит от требований к автономности работы) *рекомендуется 50Ач - устанавливается снаружи устройства, подключение через разьем к блоку.</text:p>
        </text:list-item>
        <text:list-item>
          <text:p text:style-name="P24">Батарея CR2032 - поддержание работы внутренних часов. Устанавливается внутри.</text:p>
        </text:list-item>
      </text:list>
      <text:p text:style-name="P33"><text:line-break/><text:span text:style-name="T11">Пользовательский интерфейс управления.</text:span><text:span text:style-name="T10"><text:line-break/></text:span><text:line-break/><text:span text:style-name="T10">Функционал устройства позволяет выполнять настройку и управления параметрамерами двумя следующими способами:</text:span></text:p>
      <text:list text:style-name="L11">
        <text:list-item>
          <text:p text:style-name="P25">При помощи встроенного МЕНЮ и 3х кнопок встроенной мембранной клавиатуры  и ОЛЕД дисплея.</text:p>
        </text:list-item>
        <text:list-item>
          <text:p text:style-name="P26">С мобильного устройства или ПК, при помощи WiFi подключения к сети устройства, при управлении через встроенное GUI.</text:p>
        </text:list-item>
      </text:list>
      <text:p text:style-name="P27"><text:soft-page-break/>Технические характеристики и параметры.</text:p>
      <text:list text:style-name="L12">
        <text:list-item>
          <text:p text:style-name="P28">Габариты ПП: 120*80*20 (<text:bookmark text:name="bxid868318622"/>Андрей Ватрацкий это габариты печатной платы прототипа, под  эти размеры нужно подобрать корпус )</text:p>
        </text:list-item>
        <text:list-item>
          <text:p text:style-name="P29">Габариты платформы (не определено), на первом этапе постараться разработать универсальную, дешевую платформу с возможностью установки ульев различных типов.</text:p>
        </text:list-item>
        <text:list-item>
          <text:p text:style-name="P29">Питание устройства: 5-40 В (Внешний АКБ)</text:p>
        </text:list-item>
        <text:list-item>
          <text:p text:style-name="P29">Температура эксплуатации:  −10… +85 °C</text:p>
        </text:list-item>
        <text:list-item>
          <text:p text:style-name="P30">Степень защиты: IP64 или 65</text:p>
        </text:list-item>
      </text:list>
      <text:p text:style-name="P33"><text:span text:style-name="T11">Масштабируемость и интеграция.<text:line-break/></text:span><text:line-break/><text:span text:style-name="T13">Модульный подход к разработке<text:line-break/></text:span><text:line-break/><text:span text:style-name="T10">Устройство разрабатывалось как универальная IoT платформа или модульная платформа Интернет-вещей. Модульный подход к разработке, предполагает быстрое и безсшовное встраивание новых алгоритмов в тело программы. </text:span><text:line-break/><text:span text:style-name="T10">Данная POV версия - начальная точка с минимальным набором сенсоров. </text:span><text:line-break/><text:line-break/><text:span text:style-name="T13">Интеграция дополнительных сенсоров</text:span><text:line-break/><text:line-break/><text:span text:style-name="T10">В дальнейшем предполагется расширить функционал собираемоей информации, посредством подключения дополнительных модулей и датчиков (например микрофона, для определения частоты "работы улья", сенсора открытия крышки, датчик протечки или гироскопитческого датчика, а так-же прочих датчиков : ветра, загрязненности воздуха.)</text:span><text:line-break/><text:span text:style-name="T10">Наличие встроенной сети WiFi позволяет расширять возможности устройства, например подключив OTA, можно обновлять ПО "по воздуху"</text:span><text:line-break/><text:line-break/><text:span text:style-name="T13">Внедрение статистики и подписки. <text:line-break/></text:span><text:span text:style-name="T14">﻿</text:span><text:line-break/><text:span text:style-name="T10">Если в дальнейшем подойти к разработке, с подходом  построения"Клиент-Серверной архитектуры" и добавить между конечным абонентом "облачный сервер" с БД и обработкой информации, можно организовать более интересную модель (с личным кабинетом, статистикой и более интервктивным меню) </text:span><text:line-break/><text:span text:style-name="T14">﻿</text:span><text:line-break/><text:span text:style-name="T14">﻿</text:span><text:span text:style-name="T13">Умная пасека. Построение внетренней беспроводной сети между ульями</text:span><text:span text:style-name="T14">﻿</text:span><text:line-break/><text:span text:style-name="T14">﻿</text:span><text:line-break/><text:span text:style-name="T10">Установив беспроводной модуль LORA передачи данных, с диапазоном покрытия от 1 д 10км, можно выстроить систему "Умная пасека", организовав тем самым сеть Master - Slave "ведущий -ведомый" где  мастер, будет собирать информацию со слейвов (ульев) и будет иметь доступ во внешний мир (передвать информацию пользователю)   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apple-system, BlinkMacSystemFont, 'Segoe UI', Roboto, Ubuntu, 'Helvetica Neue'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349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7T18:13:01.465833369</meta:creation-date>
    <dc:date>2024-11-17T18:20:34.020513808</dc:date>
    <meta:editing-duration>PT7M32S</meta:editing-duration>
    <meta:editing-cycles>4</meta:editing-cycles>
    <meta:generator>LibreOffice/24.2.6.2$Linux_X86_64 LibreOffice_project/420$Build-2</meta:generator>
    <meta:document-statistic meta:table-count="0" meta:image-count="0" meta:object-count="0" meta:page-count="3" meta:paragraph-count="67" meta:word-count="972" meta:character-count="6905" meta:non-whitespace-character-count="6015"/>
  </office:meta>
</office:document-meta>
</file>